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817cm" table:align="left"/>
    </style:style>
    <style:style style:name="Tableau1.A" style:family="table-column">
      <style:table-column-properties style:column-width="0.526cm"/>
    </style:style>
    <style:style style:name="Tableau1.B" style:family="table-column">
      <style:table-column-properties style:column-width="0.443cm"/>
    </style:style>
    <style:style style:name="Tableau1.E" style:family="table-column">
      <style:table-column-properties style:column-width="0.65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a75bc" officeooo:paragraph-rsid="001a75bc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c88a" officeooo:paragraph-rsid="001ec88a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a75bc" officeooo:paragraph-rsid="001a75bc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24498" officeooo:paragraph-rsid="00224498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24498" officeooo:paragraph-rsid="00225df2" style:font-weight-asian="normal" style:font-weight-complex="normal"/>
    </style:style>
    <style:style style:name="P6" style:family="paragraph" style:parent-style-name="Standard">
      <style:text-properties style:text-position="0% 100%" officeooo:rsid="001a75bc" officeooo:paragraph-rsid="001a75bc"/>
    </style:style>
    <style:style style:name="P7" style:family="paragraph" style:parent-style-name="Standard">
      <style:text-properties style:text-position="0% 100%" style:text-underline-style="solid" style:text-underline-width="auto" style:text-underline-color="font-color" fo:font-weight="bold" officeooo:rsid="001a75bc" officeooo:paragraph-rsid="001a75bc" style:font-weight-asian="bold" style:font-weight-complex="bold"/>
    </style:style>
    <style:style style:name="P8" style:family="paragraph" style:parent-style-name="Standard">
      <style:text-properties style:text-position="0% 100%" style:text-underline-style="none" fo:font-weight="normal" officeooo:rsid="001a75bc" officeooo:paragraph-rsid="001a75bc" style:font-weight-asian="normal" style:font-weight-complex="normal"/>
    </style:style>
    <style:style style:name="P9" style:family="paragraph" style:parent-style-name="Standard">
      <style:text-properties style:text-position="0% 100%" style:text-underline-style="none" fo:font-weight="normal" officeooo:rsid="001a75bc" officeooo:paragraph-rsid="001d0398" style:font-weight-asian="normal" style:font-weight-complex="normal"/>
    </style:style>
    <style:style style:name="P10" style:family="paragraph" style:parent-style-name="Standard">
      <style:text-properties style:text-position="0% 100%" style:text-underline-style="none" fo:font-weight="normal" officeooo:rsid="001a75bc" officeooo:paragraph-rsid="0020bf42" style:font-weight-asian="normal" style:font-weight-complex="normal"/>
    </style:style>
    <style:style style:name="P11" style:family="paragraph" style:parent-style-name="Standard">
      <style:text-properties style:text-position="0% 100%" style:text-underline-style="none" fo:font-weight="normal" officeooo:rsid="001c1fcb" officeooo:paragraph-rsid="001c1fcb" style:font-weight-asian="normal" style:font-weight-complex="normal"/>
    </style:style>
    <style:style style:name="P12" style:family="paragraph" style:parent-style-name="Standard">
      <style:text-properties style:text-position="0% 100%" style:text-underline-style="none" fo:font-weight="normal" officeooo:rsid="001c1fcb" officeooo:paragraph-rsid="0020c361" style:font-weight-asian="normal" style:font-weight-complex="normal"/>
    </style:style>
    <style:style style:name="P13" style:family="paragraph" style:parent-style-name="Standard">
      <style:text-properties style:text-position="0% 100%" style:font-name="Liberation Serif1" style:text-underline-style="none" fo:font-weight="normal" officeooo:rsid="001a75bc" officeooo:paragraph-rsid="001a75bc" style:font-name-asian="Liberation Serif1" style:font-weight-asian="normal" style:font-name-complex="Liberation Serif1" style:font-weight-complex="normal"/>
    </style:style>
    <style:style style:name="P14" style:family="paragraph" style:parent-style-name="Standard">
      <style:text-properties style:text-position="0% 100%" style:font-name="Liberation Serif1" style:text-underline-style="none" fo:font-weight="normal" officeooo:rsid="001a75bc" officeooo:paragraph-rsid="001d0398" style:font-name-asian="Liberation Serif1" style:font-weight-asian="normal" style:font-name-complex="Liberation Serif1" style:font-weight-complex="normal"/>
    </style:style>
    <style:style style:name="P15" style:family="paragraph" style:parent-style-name="Standard">
      <style:text-properties style:text-position="0% 100%" style:font-name="Liberation Serif1" style:text-underline-style="none" fo:font-weight="normal" officeooo:rsid="001c1fcb" officeooo:paragraph-rsid="001c1fcb" style:font-name-asian="Liberation Serif1" style:font-weight-asian="normal" style:font-name-complex="Liberation Serif1" style:font-weight-complex="normal"/>
    </style:style>
    <style:style style:name="P16" style:family="paragraph" style:parent-style-name="Standard">
      <style:text-properties style:text-position="0% 100%" style:font-name="Liberation Serif1" style:text-underline-style="solid" style:text-underline-width="auto" style:text-underline-color="font-color" fo:font-weight="bold" officeooo:rsid="001a75bc" officeooo:paragraph-rsid="001a75bc" style:font-name-asian="Liberation Serif1" style:font-weight-asian="bold" style:font-name-complex="Liberation Serif1" style:font-weight-complex="bold"/>
    </style:style>
    <style:style style:name="P17" style:family="paragraph" style:parent-style-name="Standard">
      <style:text-properties style:text-position="33% 58%" style:text-underline-style="none" fo:font-weight="normal" officeooo:rsid="001a75bc" officeooo:paragraph-rsid="0020bf42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225df2"/>
    </style:style>
    <style:style style:name="P19" style:family="paragraph" style:parent-style-name="Table_20_Contents">
      <style:paragraph-properties fo:text-align="center" style:justify-single-word="false"/>
      <style:text-properties officeooo:rsid="00225df2" officeooo:paragraph-rsid="00225df2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25df2" officeooo:paragraph-rsid="00225df2" style:font-weight-asian="bold" style:font-weight-complex="bold"/>
    </style:style>
    <style:style style:name="P21" style:family="paragraph" style:parent-style-name="Standard" style:list-style-name="L1">
      <style:text-properties style:text-underline-style="none" fo:font-weight="normal" officeooo:rsid="001a75bc" officeooo:paragraph-rsid="001a75bc" style:font-weight-asian="normal" style:font-weight-complex="normal"/>
    </style:style>
    <style:style style:name="P22" style:family="paragraph" style:parent-style-name="Standard" style:list-style-name="L4">
      <style:text-properties style:text-underline-style="none" fo:font-weight="normal" officeooo:rsid="00224498" officeooo:paragraph-rsid="00224498" style:font-weight-asian="normal" style:font-weight-complex="normal"/>
    </style:style>
    <style:style style:name="P23" style:family="paragraph" style:parent-style-name="Standard" style:list-style-name="L5">
      <style:text-properties style:text-underline-style="none" fo:font-weight="normal" officeooo:rsid="00224498" officeooo:paragraph-rsid="00224498" style:font-weight-asian="normal" style:font-weight-complex="normal"/>
    </style:style>
    <style:style style:name="P24" style:family="paragraph" style:parent-style-name="Standard" style:list-style-name="L1">
      <style:text-properties officeooo:rsid="001a75bc" officeooo:paragraph-rsid="001a75bc"/>
    </style:style>
    <style:style style:name="P25" style:family="paragraph" style:parent-style-name="Standard" style:list-style-name="L1">
      <style:text-properties style:text-position="0% 100%" officeooo:rsid="001a75bc" officeooo:paragraph-rsid="001a75bc"/>
    </style:style>
    <style:style style:name="P26" style:family="paragraph" style:parent-style-name="Standard" style:list-style-name="L1">
      <style:text-properties style:text-position="0% 100%" style:font-name="Liberation Serif1" style:text-underline-style="none" fo:font-weight="normal" officeooo:rsid="001a75bc" officeooo:paragraph-rsid="001a75bc" style:font-name-asian="Liberation Serif1" style:font-weight-asian="normal" style:font-name-complex="Liberation Serif1" style:font-weight-complex="normal"/>
    </style:style>
    <style:style style:name="P27" style:family="paragraph" style:parent-style-name="Standard" style:list-style-name="L3">
      <style:text-properties style:text-position="0% 100%" style:font-name="Liberation Serif1" style:text-underline-style="none" fo:font-weight="normal" officeooo:rsid="001c1fcb" officeooo:paragraph-rsid="001c1fcb" style:font-name-asian="Liberation Serif1" style:font-weight-asian="normal" style:font-name-complex="Liberation Serif1" style:font-weight-complex="normal"/>
    </style:style>
    <style:style style:name="P28" style:family="paragraph" style:parent-style-name="Standard" style:list-style-name="L2">
      <style:text-properties style:text-position="0% 100%" style:text-underline-style="none" fo:font-weight="normal" officeooo:rsid="001a75bc" officeooo:paragraph-rsid="001d0398" style:font-weight-asian="normal" style:font-weight-complex="normal"/>
    </style:style>
    <style:style style:name="P29" style:family="paragraph" style:parent-style-name="Standard" style:list-style-name="L2">
      <style:text-properties style:text-position="0% 100%" style:text-underline-style="none" fo:font-weight="normal" officeooo:rsid="001a75bc" officeooo:paragraph-rsid="0020bf42" style:font-weight-asian="normal" style:font-weight-complex="normal"/>
    </style:style>
    <style:style style:name="P30" style:family="paragraph" style:parent-style-name="Standard" style:list-style-name="L3">
      <style:text-properties officeooo:paragraph-rsid="001d0398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position="super 58%" style:text-underline-style="none" fo:font-weight="normal" style:font-weight-asian="normal" style:font-weight-complex="normal"/>
    </style:style>
    <style:style style:name="T3" style:family="text">
      <style:text-properties style:text-position="super 58%"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01c1fcb" style:font-name-asian="Liberation Serif1" style:font-name-complex="Liberation Serif1"/>
    </style:style>
    <style:style style:name="T6" style:family="text">
      <style:text-properties style:font-name="Liberation Serif1" officeooo:rsid="001a75bc" style:font-name-asian="Liberation Serif1" style:font-name-complex="Liberation Serif1"/>
    </style:style>
    <style:style style:name="T7" style:family="text">
      <style:text-properties style:font-name="Liberation Serif1" officeooo:rsid="001d0398" style:font-name-asian="Liberation Serif1" style:font-name-complex="Liberation Serif1"/>
    </style:style>
    <style:style style:name="T8" style:family="text">
      <style:text-properties style:font-name="Liberation Serif1" officeooo:rsid="0020bf42" style:font-name-asian="Liberation Serif1" style:font-name-complex="Liberation Serif1"/>
    </style:style>
    <style:style style:name="T9" style:family="text">
      <style:text-properties style:font-name="Liberation Serif1" officeooo:rsid="00240c45" style:font-name-asian="Liberation Serif1" style:font-name-complex="Liberation Serif1"/>
    </style:style>
    <style:style style:name="T10" style:family="text">
      <style:text-properties style:font-name="Liberation Serif1" officeooo:rsid="0025ad09" style:font-name-asian="Liberation Serif1" style:font-name-complex="Liberation Serif1"/>
    </style:style>
    <style:style style:name="T11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12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13" style:family="text">
      <style:text-properties style:font-name="Liberation Serif1" fo:font-size="14pt" officeooo:rsid="001d2bbd" style:font-name-asian="Liberation Serif1" style:font-size-asian="14pt" style:font-name-complex="Liberation Serif1" style:font-size-complex="14pt"/>
    </style:style>
    <style:style style:name="T14" style:family="text">
      <style:text-properties style:text-position="0% 100%" style:font-name="Liberation Serif1" style:text-underline-style="none" fo:font-weight="normal" officeooo:rsid="001c1fcb" style:font-name-asian="Liberation Serif1" style:font-weight-asian="normal" style:font-name-complex="Liberation Serif1" style:font-weight-complex="normal"/>
    </style:style>
    <style:style style:name="T15" style:family="text">
      <style:text-properties style:text-position="0% 100%" style:font-name="Liberation Serif1" style:text-underline-style="none" fo:font-weight="normal" officeooo:rsid="001a75bc" style:font-name-asian="Liberation Serif1" style:font-weight-asian="normal" style:font-name-complex="Liberation Serif1" style:font-weight-complex="normal"/>
    </style:style>
    <style:style style:name="T16" style:family="text">
      <style:text-properties style:text-position="0% 100%" style:font-name="Liberation Serif1" style:text-underline-style="none" fo:font-weight="normal" officeooo:rsid="001d0398" style:font-name-asian="Liberation Serif1" style:font-weight-asian="normal" style:font-name-complex="Liberation Serif1" style:font-weight-complex="normal"/>
    </style:style>
    <style:style style:name="T17" style:family="text">
      <style:text-properties style:text-position="0% 100%" style:font-name="Liberation Serif1" style:text-underline-style="none" fo:font-weight="normal" officeooo:rsid="0020bf42" style:font-name-asian="Liberation Serif1" style:font-weight-asian="normal" style:font-name-complex="Liberation Serif1" style:font-weight-complex="normal"/>
    </style:style>
    <style:style style:name="T18" style:family="text">
      <style:text-properties style:text-position="0% 100%" style:font-name="Arial" fo:font-size="13pt" style:text-underline-style="none" fo:font-weight="normal" officeooo:rsid="001486af" style:font-name-asian="SimSun" style:font-size-asian="13pt" style:font-weight-asian="normal" style:font-name-complex="Mangal" style:font-size-complex="13pt" style:font-weight-complex="normal"/>
    </style:style>
    <style:style style:name="T19" style:family="text">
      <style:text-properties style:text-position="sub 62%" style:font-name="Liberation Serif1" style:font-name-asian="Liberation Serif1" style:font-name-complex="Liberation Serif1"/>
    </style:style>
    <style:style style:name="T20" style:family="text">
      <style:text-properties style:text-position="sub 62%" style:font-name="Liberation Serif1" officeooo:rsid="001a75bc" style:font-name-asian="Liberation Serif1" style:font-name-complex="Liberation Serif1"/>
    </style:style>
    <style:style style:name="T21" style:family="text">
      <style:text-properties style:text-position="sub 62%" style:font-name="Liberation Serif1" style:text-underline-style="none" fo:font-weight="normal" officeooo:rsid="001a75bc" style:font-name-asian="Liberation Serif1" style:font-weight-asian="normal" style:font-name-complex="Liberation Serif1" style:font-weight-complex="normal"/>
    </style:style>
    <style:style style:name="T22" style:family="text">
      <style:text-properties style:text-position="sub 64%" style:font-name="Liberation Serif1" style:font-name-asian="Liberation Serif1" style:font-name-complex="Liberation Serif1"/>
    </style:style>
    <style:style style:name="T23" style:family="text">
      <style:text-properties officeooo:rsid="001d2bbd"/>
    </style:style>
    <style:style style:name="T24" style:family="text">
      <style:text-properties style:font-name="Arial" fo:font-size="13pt" officeooo:rsid="001486af" style:font-name-asian="SimSun" style:font-size-asian="13pt" style:font-name-complex="Mangal" style:font-size-complex="13pt"/>
    </style:style>
    <style:style style:name="T25" style:family="text">
      <style:text-properties style:font-name="Arial" fo:font-size="14pt" officeooo:rsid="001486af" style:font-name-asian="SimSun" style:font-size-asian="14pt" style:font-name-complex="Mangal" style:font-size-complex="14pt"/>
    </style:style>
    <style:style style:name="T26" style:family="text">
      <style:text-properties style:text-position="-33% 70%" style:font-name="Liberation Serif1" style:font-name-asian="Liberation Serif1" style:font-name-complex="Liberation Serif1"/>
    </style:style>
    <style:style style:name="T27" style:family="text">
      <style:text-properties style:text-position="-33% 70%" style:font-name="Arial" fo:font-size="13pt" officeooo:rsid="001486af" style:font-name-asian="SimSun" style:font-size-asian="13pt" style:font-name-complex="Mangal" style:font-size-complex="13pt"/>
    </style:style>
    <style:style style:name="T28" style:family="text">
      <style:text-properties style:text-position="sub 70%"/>
    </style:style>
    <style:style style:name="T29" style:family="text">
      <style:text-properties style:text-position="sub 70%" style:font-name="Liberation Serif1" style:font-name-asian="Liberation Serif1" style:font-name-complex="Liberation Serif1"/>
    </style:style>
    <style:style style:name="T30" style:family="text">
      <style:text-properties style:text-position="sub 70%" officeooo:rsid="00225df2"/>
    </style:style>
    <style:style style:name="T31" style:family="text">
      <style:text-properties officeooo:rsid="00225d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</text:p>
      <text:p text:style-name="P1"/>
      <text:p text:style-name="P3"><text:span text:style-name="T23">C</text:span>alculer les limites des suites suivantes :</text:p>
      <text:list xml:id="list297665245" text:style-name="L1">
        <text:list-item>
          <text:p text:style-name="P21">sin(n)/n</text:p>
        </text:list-item>
        <text:list-item>
          <text:p text:style-name="P24"><text:span text:style-name="T1">(1 + 1 / n)</text:span><text:span text:style-name="T2"> n</text:span></text:p>
        </text:list-item>
        <text:list-item>
          <text:p text:style-name="P25"><text:span text:style-name="T1">n !/n </text:span><text:span text:style-name="T2">n</text:span></text:p>
        </text:list-item>
        <text:list-item>
          <text:p text:style-name="P25"><text:span text:style-name="T1">(n²) </text:span><text:span text:style-name="T2">1/n</text:span></text:p>
        </text:list-item>
        <text:list-item>
          <text:p text:style-name="P26">√(n+1) - √n</text:p>
        </text:list-item>
        <text:list-item>
          <text:p text:style-name="P25"><text:span text:style-name="T11">(-1) </text:span><text:span text:style-name="T3">n</text:span><text:span text:style-name="T11">/ n</text:span></text:p>
        </text:list-item>
      </text:list>
      <text:p text:style-name="P6"/>
      <text:p text:style-name="P6"/>
      <text:p text:style-name="P16">Exercice 2</text:p>
      <text:p text:style-name="P16"/>
      <text:p text:style-name="P9"><text:span text:style-name="T4">Soit (U</text:span><text:span text:style-name="T19">n </text:span><text:span text:style-name="T4">)</text:span><text:span text:style-name="T19">n </text:span><text:span text:style-name="T4">une suite vérifiant :</text:span></text:p>
      <text:p text:style-name="P14"/>
      <text:p text:style-name="Text_20_body"><text:span text:style-name="T15">√(n+1) - √n = 1 / (2√(n + U</text:span><text:span text:style-name="T21">n </text:span><text:span text:style-name="T15">)) </text:span><text:span text:style-name="T17">pour n </text:span><text:span text:style-name="T18">ɛ </text:span>ℕ</text:p>
      <text:p text:style-name="P13">Montrer qu'elle converge.</text:p>
      <text:p text:style-name="P8"/>
      <text:p text:style-name="P8"/>
      <text:p text:style-name="P16">Exercice 3</text:p>
      <text:p text:style-name="P16"/>
      <text:p text:style-name="P8"><text:span text:style-name="T4">Soit un espace probabilisé (</text:span><text:span text:style-name="T7">Ω</text:span><text:span text:style-name="T4">, </text:span><text:span text:style-name="T7">A</text:span><text:span text:style-name="T4">, </text:span><text:span text:style-name="T7">P</text:span><text:span text:style-name="T4">)</text:span></text:p>
      <text:p text:style-name="P10"><text:span text:style-name="T4">Soit une suite d'événements (A</text:span><text:span text:style-name="T19">n </text:span><text:span text:style-name="T4">)</text:span><text:span text:style-name="T26">n </text:span><text:span text:style-name="T27">ɛ </text:span><text:span text:style-name="T26">ℕ </text:span></text:p>
      <text:p text:style-name="P13"/>
      <text:p text:style-name="P9"><text:span text:style-name="T4">Mont</text:span><text:span text:style-name="T9">r</text:span><text:span text:style-name="T4">er que les suites </text:span><text:span text:style-name="T10">(P</text:span><text:span text:style-name="T8">( </text:span><text:span text:style-name="T4">U <text:s text:c="2"/>A</text:span><text:span text:style-name="T19">n</text:span><text:span text:style-name="T4">)</text:span><text:span text:style-name="T10">)</text:span><text:span text:style-name="T19">n </text:span><text:span text:style-name="T4"><text:s/>et </text:span><text:span text:style-name="T10">(P</text:span><text:span text:style-name="T4">( </text:span><text:span text:style-name="T13">∩</text:span><text:span text:style-name="T4"> <text:s/>A</text:span><text:span text:style-name="T19">n</text:span><text:span text:style-name="T4">)</text:span><text:span text:style-name="T10">)</text:span><text:span text:style-name="T19">n </text:span><text:span text:style-name="T4"><text:s/>convergent.</text:span></text:p>
      <text:p text:style-name="P17"><text:span text:style-name="T4"><text:tab/><text:tab/><text:tab/> <text:s text:c="9"/></text:span><text:span text:style-name="T12">n </text:span><text:span text:style-name="T25">ɛ </text:span><text:span text:style-name="T12">ℕ <text:s text:c="29"/>n </text:span><text:span text:style-name="T25">ɛ </text:span><text:span text:style-name="T12">ℕ </text:span></text:p>
      <text:p text:style-name="P7"/>
      <text:p text:style-name="P16">Exercice 4</text:p>
      <text:p text:style-name="P16"/>
      <text:p text:style-name="P9"><text:span text:style-name="T4">Soient (U</text:span><text:span text:style-name="T19">n </text:span><text:span text:style-name="T4">)</text:span><text:span text:style-name="T19">n </text:span><text:span text:style-name="T4"><text:s/>une suite </text:span><text:span text:style-name="T8">de réels</text:span></text:p>
      <text:p text:style-name="P9"><text:span text:style-name="T4">et (V</text:span><text:span text:style-name="T19">n </text:span><text:span text:style-name="T4">)</text:span><text:span text:style-name="T19">n </text:span><text:span text:style-name="T4"><text:s/>une suite vérifiant :</text:span></text:p>
      <text:p text:style-name="P10"><text:span text:style-name="T4">V</text:span><text:span text:style-name="T19">n </text:span><text:span text:style-name="T4"><text:s/>= (U</text:span><text:span text:style-name="T22">0 </text:span><text:span text:style-name="T4">+ U</text:span><text:span text:style-name="T22">1 </text:span><text:span text:style-name="T4">+ ...+ U</text:span><text:span text:style-name="T19">n </text:span><text:span text:style-name="T4">) / (n + 1) <text:s/></text:span><text:span text:style-name="T8">pour n </text:span><text:span text:style-name="T24">ɛ </text:span><text:span text:style-name="T4">ℕ</text:span></text:p>
      <text:list xml:id="list3615491917" text:style-name="L2">
        <text:list-item>
          <text:p text:style-name="P28"><text:span text:style-name="T4">Montrer que si (</text:span><text:span text:style-name="T7">U</text:span><text:span text:style-name="T19">n </text:span><text:span text:style-name="T4">)</text:span><text:span text:style-name="T19">n </text:span><text:span text:style-name="T4"><text:s/>est bornée alors (V</text:span><text:span text:style-name="T19">n </text:span><text:span text:style-name="T4">)</text:span><text:span text:style-name="T19">n </text:span><text:span text:style-name="T4"><text:s/>l'est aussi.</text:span></text:p>
        </text:list-item>
        <text:list-item>
          <text:p text:style-name="P29"><text:span text:style-name="T4">On suppose (U</text:span><text:span text:style-name="T19">n </text:span><text:span text:style-name="T4">)</text:span><text:span text:style-name="T19">n </text:span><text:span text:style-name="T4"><text:s/>bornée. Mont</text:span><text:span text:style-name="T5">r</text:span><text:span text:style-name="T4">er que </text:span><text:span text:style-name="T8">si </text:span><text:span text:style-name="T4">(U</text:span><text:span text:style-name="T19">n </text:span><text:span text:style-name="T4">)</text:span><text:span text:style-name="T19">n </text:span><text:span text:style-name="T4"><text:s/></text:span><text:span text:style-name="T8">est croissante alors </text:span><text:span text:style-name="T4">(U</text:span><text:span text:style-name="T19">n </text:span><text:span text:style-name="T4">)</text:span><text:span text:style-name="T19">n </text:span><text:span text:style-name="T4"><text:s/></text:span><text:span text:style-name="T8">et </text:span><text:span text:style-name="T4">(V</text:span><text:span text:style-name="T19">n </text:span><text:span text:style-name="T4">)</text:span><text:span text:style-name="T19">n</text:span><text:span text:style-name="T4"> convergent.</text:span></text:p>
        </text:list-item>
      </text:list>
      <text:p text:style-name="P8"/>
      <text:p text:style-name="P8"/>
      <text:p text:style-name="P16">Exercice 5</text:p>
      <text:p text:style-name="P16"/>
      <text:p text:style-name="P11"><text:span text:style-name="T4">Soient a et b </text:span><text:span text:style-name="T7">2 réels </text:span><text:span text:style-name="T4">tels que b &gt; a</text:span></text:p>
      <text:p text:style-name="P15">on pose :</text:p>
      <text:p text:style-name="P11"><text:span text:style-name="T4">U</text:span><text:span text:style-name="T29">0 </text:span><text:span text:style-name="T4">= a</text:span></text:p>
      <text:p text:style-name="P11"><text:span text:style-name="T4">V</text:span><text:span text:style-name="T29">0 </text:span><text:span text:style-name="T4">= b</text:span></text:p>
      <text:p text:style-name="P12"><text:span text:style-name="T4">U</text:span><text:span text:style-name="T22">n+1</text:span><text:span text:style-name="T4"> = </text:span><text:span text:style-name="T6">√(</text:span><text:span text:style-name="T4">U</text:span><text:span text:style-name="T20">n </text:span><text:span text:style-name="T4">V</text:span><text:span text:style-name="T20">n </text:span><text:span text:style-name="T4">) </text:span><text:span text:style-name="T8">pour n </text:span><text:span text:style-name="T24">ɛ </text:span><text:span text:style-name="T6">ℕ</text:span></text:p>
      <text:p text:style-name="P12"><text:span text:style-name="T4">V</text:span><text:span text:style-name="T22">n+1</text:span><text:span text:style-name="T4"> = (U</text:span><text:span text:style-name="T20">n </text:span><text:span text:style-name="T4"><text:s/>+ V</text:span><text:span text:style-name="T20">n </text:span><text:span text:style-name="T4">) / 2 </text:span><text:span text:style-name="T8">pour n </text:span><text:span text:style-name="T24">ɛ </text:span><text:span text:style-name="T6">ℕ</text:span></text:p>
      <text:p text:style-name="P11"/>
      <text:list xml:id="list3617230107" text:style-name="L3">
        <text:list-item>
          <text:p text:style-name="P30"><text:span text:style-name="T14">Montrer que </text:span><text:span text:style-name="T16">(</text:span><text:span text:style-name="T14">U</text:span><text:span text:style-name="T21">n</text:span><text:span text:style-name="T16">)</text:span><text:span text:style-name="T21">n </text:span><text:span text:style-name="T14">et </text:span><text:span text:style-name="T16">(</text:span><text:span text:style-name="T14">V</text:span><text:span text:style-name="T21">n</text:span><text:span text:style-name="T16">)</text:span><text:span text:style-name="T21">n </text:span><text:span text:style-name="T16"><text:s/>s</text:span><text:span text:style-name="T14">ont 2 suites monotones</text:span></text:p>
        </text:list-item>
        <text:list-item>
          <text:p text:style-name="P27">En déduire qu'elles convergent vers une même limite</text:p>
        </text:list-item>
      </text:list>
      <text:p text:style-name="P11"/>
      <text:p text:style-name="P11"/>
      <text:p text:style-name="P11"/>
      <text:p text:style-name="P2"><text:soft-page-break/>Exercice 6 :</text:p>
      <text:p text:style-name="P2"/>
      <text:p text:style-name="P4">On dispose d'un dé dont les faces sont numérotées de 1 à 6. On désigne par pk la probabilité d'obtenir, lors d'un lancer, la face numérotée (1&lt;k&lt;6).</text:p>
      <text:p text:style-name="P4">Ce dé a été pipé de telle sorte que les 6 faces ne sont pas équiprobables :</text:p>
      <text:p text:style-name="P5">les nombres p<text:span text:style-name="T28">1</text:span>, p<text:span text:style-name="T30">2</text:span>, p<text:span text:style-name="T30">3</text:span>, p<text:span text:style-name="T30">4</text:span>, p<text:span text:style-name="T30">5</text:span>, p<text:span text:style-name="T30">6 </text:span>sont les 6 premiers termes d'une suite arithmétique </text:p>
      <text:p text:style-name="P4">et les nombres p1, p3 et p6 sont 3 termes consécutifs d'une suite géométrique.</text:p>
      <text:p text:style-name="P4"/>
      <text:list xml:id="list1063103874" text:style-name="L4">
        <text:list-item>
          <text:p text:style-name="P22">Démonter que p<text:span text:style-name="T28">k </text:span>= (3 + k) / 39</text:p>
        </text:list-item>
      </text:list>
      <text:p text:style-name="P4"/>
      <text:list xml:id="list181410002731831" text:continue-numbering="true" text:style-name="L4">
        <text:list-item>
          <text:p text:style-name="P22">on lance ce dé une fois et on considère les événements suivants :</text:p>
        </text:list-item>
      </text:list>
      <text:p text:style-name="P4"/>
      <text:p text:style-name="P4">A : « Le nombre obtenu est pair »</text:p>
      <text:p text:style-name="P4">B : «  Le nombre obtenu est supérieur ou égal à 3 »</text:p>
      <text:p text:style-name="P4">C : «  Le nombre obtenu est 3 ou 4 »</text:p>
      <text:p text:style-name="P4"/>
      <text:list xml:id="list3051343679" text:style-name="L5">
        <text:list-item>
          <text:list>
            <text:list-item>
              <text:p text:style-name="P23">Calculez la probabilité de chacun des événements</text:p>
            </text:list-item>
          </text:list>
        </text:list-item>
      </text:list>
      <text:p text:style-name="P4"/>
      <text:list xml:id="list181409762513499" text:continue-numbering="true" text:style-name="L5">
        <text:list-item>
          <text:list>
            <text:list-item>
              <text:p text:style-name="P23">Calculer la probabilité <text:span text:style-name="T31">qu</text:span>e le nombre obtenu est supérieur ou égal à 3 sachant qu'il est pair</text:p>
            </text:list-item>
          </text:list>
        </text:list-item>
      </text:list>
      <text:p text:style-name="P4"/>
      <text:list xml:id="list181410517668621" text:continue-numbering="true" text:style-name="L5">
        <text:list-item>
          <text:list>
            <text:list-item>
              <text:p text:style-name="P23">Les événements A et B sont-ils indépendants ? Les événements A et C sont-ils indépendants ?</text:p>
            </text:list-item>
          </text:list>
        </text:list-item>
      </text:list>
      <text:p text:style-name="P4"/>
      <text:list xml:id="list181410107279582" text:continue-list="list181410002731831" text:style-name="L4">
        <text:list-item>
          <text:p text:style-name="P22">On lance 60 fois ce dé et on vous propose de parier : vous gagnez un euro si le tirage est pair et vous perdez un euro sinon. Calculer votre espérance de gain</text:p>
        </text:list-item>
      </text:list>
      <text:p text:style-name="P4"/>
      <text:list xml:id="list181408830003395" text:continue-numbering="true" text:style-name="L4">
        <text:list-item>
          <text:p text:style-name="P22">On lance le dé 60 fois et pour chaque valeur possible, on note le nombre de fois n<text:span text:style-name="T28">i </text:span>que cette valeur a été obtenue. On obtient les résultats suivants :</text:p>
        </text:list-item>
      </text:list>
      <text:p text:style-name="P4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 table:number-columns-repeated="3"/>
        <table:table-row>
          <table:table-cell table:style-name="Tableau1.A1" office:value-type="string">
            <text:p text:style-name="P20">i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2</text:p>
          </table:table-cell>
          <table:table-cell table:style-name="Tableau1.A1" office:value-type="string">
            <text:p text:style-name="P19">3</text:p>
          </table:table-cell>
          <table:table-cell table:style-name="Tableau1.A1" office:value-type="string">
            <text:p text:style-name="P18">4</text:p>
          </table:table-cell>
          <table:table-cell table:style-name="Tableau1.A1" office:value-type="string">
            <text:p text:style-name="P19">5</text:p>
          </table:table-cell>
          <table:table-cell table:style-name="Tableau1.G1" office:value-type="string">
            <text:p text:style-name="P19">6</text:p>
          </table:table-cell>
        </table:table-row>
        <table:table-row>
          <table:table-cell table:style-name="Tableau1.A2" office:value-type="string">
            <text:p text:style-name="P20">n<text:span text:style-name="T28">i</text:span></text:p>
          </table:table-cell>
          <table:table-cell table:style-name="Tableau1.A2" office:value-type="string">
            <text:p text:style-name="P19">6</text:p>
          </table:table-cell>
          <table:table-cell table:style-name="Tableau1.A2" office:value-type="string">
            <text:p text:style-name="P19">6</text:p>
          </table:table-cell>
          <table:table-cell table:style-name="Tableau1.A2" office:value-type="string">
            <text:p text:style-name="P19">9</text:p>
          </table:table-cell>
          <table:table-cell table:style-name="Tableau1.A2" office:value-type="string">
            <text:p text:style-name="P19">11</text:p>
          </table:table-cell>
          <table:table-cell table:style-name="Tableau1.A2" office:value-type="string">
            <text:p text:style-name="P19">12</text:p>
          </table:table-cell>
          <table:table-cell table:style-name="Tableau1.G2" office:value-type="string">
            <text:p text:style-name="P19">16</text:p>
          </table:table-cell>
        </table:table-row>
      </table:table>
      <text:p text:style-name="P4"/>
      <text:p text:style-name="P4"/>
      <text:p text:style-name="P4">Quel est votre gain ?</text:p>
      <text:p text:style-name="P4">Proposez une estimation de la probabilité de l'événement A.</text:p>
      <text:list xml:id="list181410060636178" text:continue-numbering="true" text:style-name="L4">
        <text:list-header>
          <text:p text:style-name="P22"/>
        </text:list-header>
      </text:list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VENEZIANO</meta:initial-creator>
    <meta:creation-date>2019-03-16T23:14:16.924000000</meta:creation-date>
    <dc:date>2019-03-25T18:14:08.589000000</dc:date>
    <meta:editing-duration>PT32M19S</meta:editing-duration>
    <meta:editing-cycles>5</meta:editing-cycles>
    <meta:generator>LibreOffice/5.4.6.2$Windows_X86_64 LibreOffice_project/4014ce260a04f1026ba855d3b8d91541c224eab8</meta:generator>
    <meta:print-date>2019-03-19T12:44:16.656000000</meta:print-date>
    <meta:document-statistic meta:table-count="1" meta:image-count="0" meta:object-count="0" meta:page-count="2" meta:paragraph-count="63" meta:word-count="494" meta:character-count="2227" meta:non-whitespace-character-count="1749"/>
  </office:meta>
</office:document-meta>
</file>